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weight="bold" style:font-weight-asian="bold" style:font-weight-complex="bold"/>
    </style:style>
    <style:style style:name="P2" style:family="paragraph" style:parent-style-name="Standard">
      <style:paragraph-properties fo:text-align="justify" style:justify-single-word="false"/>
      <style:text-properties style:font-name="Liberation Serif" fo:language="de" fo:country="DE"/>
    </style:style>
    <style:style style:name="P3" style:family="paragraph" style:parent-style-name="Standard">
      <style:paragraph-properties fo:text-align="justify" style:justify-single-word="false"/>
      <style:text-properties style:font-name="Liberation Serif" fo:language="de" fo:country="DE" officeooo:paragraph-rsid="0007d0d0"/>
    </style:style>
    <style:style style:name="P4" style:family="paragraph" style:parent-style-name="Standard">
      <style:paragraph-properties fo:text-align="justify" style:justify-single-word="false"/>
      <style:text-properties style:font-name="Liberation Serif" fo:language="de" fo:country="DE" officeooo:rsid="0007d0d0" officeooo:paragraph-rsid="0007d0d0"/>
    </style:style>
    <style:style style:name="P5" style:family="paragraph" style:parent-style-name="Standard">
      <style:paragraph-properties fo:text-align="center" style:justify-single-word="false" fo:break-before="page"/>
      <style:text-properties style:font-name="Liberation Serif" fo:language="de" fo:country="DE" fo:font-weight="bold" officeooo:rsid="0007d0d0" officeooo:paragraph-rsid="0007d0d0" style:font-weight-asian="bold" style:font-weight-complex="bold"/>
    </style:style>
    <style:style style:name="P6" style:family="paragraph" style:parent-style-name="Standard">
      <style:paragraph-properties fo:text-align="justify" style:justify-single-word="false"/>
      <style:text-properties style:font-name="Liberation Serif" fo:language="de" fo:country="DE" fo:font-style="normal" officeooo:paragraph-rsid="0007d0d0" style:font-style-asian="normal" style:font-style-complex="normal"/>
    </style:style>
    <style:style style:name="P7" style:family="paragraph" style:parent-style-name="Standard">
      <style:paragraph-properties fo:text-align="justify" style:justify-single-word="false"/>
      <style:text-properties style:font-name="Liberation Serif" fo:language="de" fo:country="DE" fo:font-style="normal" officeooo:rsid="0007d0d0" officeooo:paragraph-rsid="0007d0d0" style:font-style-asian="normal" style:font-style-complex="normal"/>
    </style:style>
    <style:style style:name="P8" style:family="paragraph" style:parent-style-name="Standard">
      <style:paragraph-properties fo:text-align="justify" style:justify-single-word="false"/>
      <style:text-properties officeooo:paragraph-rsid="0007d0d0"/>
    </style:style>
    <style:style style:name="T1" style:family="text">
      <style:text-properties style:font-name="Liberation Serif" fo:language="de" fo:country="DE"/>
    </style:style>
    <style:style style:name="T2" style:family="text">
      <style:text-properties style:font-name="Liberation Serif" fo:language="de" fo:country="DE" fo:font-style="normal" style:font-style-asian="normal" style:font-style-complex="normal"/>
    </style:style>
    <style:style style:name="T3" style:family="text">
      <style:text-properties style:font-name="Liberation Serif" fo:language="de" fo:country="DE" fo:font-style="normal" officeooo:rsid="0007d0d0" style:font-style-asian="normal" style:font-style-complex="normal"/>
    </style:style>
    <style:style style:name="T4" style:family="text">
      <style:text-properties style:font-name="Liberation Serif" fo:language="de" fo:country="DE" fo:font-style="normal" officeooo:rsid="0008c2c4" style:font-style-asian="normal" style:font-style-complex="normal"/>
    </style:style>
    <style:style style:name="T5" style:family="text">
      <style:text-properties style:font-name="Liberation Serif" fo:language="de" fo:country="DE" officeooo:rsid="0007d0d0"/>
    </style:style>
    <style:style style:name="T6" style:family="text">
      <style:text-properties officeooo:rsid="0007d0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sbogen <text:span text:style-name="T6">(English below)</text:span></text:p>
      <text:p text:style-name="P1"/>
      <text:p text:style-name="P2">Sie sind eingeladen, an einer Forschungsstudie zum Thema “Wahrnehmung von distinktiven Merkmalen in Deutsch als Fremdsprache”, durchgeführt im LingLab der Universität Konstanz, teilzunehmen. Wir möchten Sie bitten, dieses Formular durchzulesen und eventuelle Fragen zu stellen, bevor Sie der Teilnahme am Experiment zustimmen.</text:p>
      <text:p text:style-name="P2"/>
      <text:p text:style-name="P8"><text:span text:style-name="T2">Die Studie wird von Dr. Fernanda Barrientos Contreras durchgeführt. Das Ziel der aktuellen Studie ist, die Wahrnehmung von Deutschen Vokalen bei DaF-Sprecher zu analysieren, insbesondere der Erwerb von neuen Vokalen. Freiwillige Teilnehmer/innen werden </text:span><text:span text:style-name="T3">durch </text:span><text:span text:style-name="Emphasis"><text:span text:style-name="T2">Online-Rekrutierungsplattform</text:span></text:span><text:span text:style-name="Emphasis"><text:span text:style-name="T4">en</text:span></text:span><text:span text:style-name="Emphasis"><text:span text:style-name="T2"> </text:span></text:span><text:span text:style-name="Emphasis"><text:span text:style-name="T3">(Prolific.com) </text:span></text:span><text:span text:style-name="T2">und soziale Netwerke angeworben.</text:span></text:p>
      <text:p text:style-name="P6"/>
      <text:p text:style-name="P8"><text:span text:style-name="T2">Die Studie </text:span><text:span text:style-name="T1">besteht aus einem Online-Experiment mit zwei Teilen, in denen Sprecher von Deutsch als Mutter- und Fremdsprache verschiedene Wörter identifizieren und unterscheiden müssen. Das Experiment stellt keinerlei Risiken für Menschen dar. Es ist non‐invasiv und nicht unangenehm. Es involviert keine Form der Täuschung und befolgt nationales, internationales und EU‐Recht. </text:span></text:p>
      <text:p text:style-name="P3"/>
      <text:p text:style-name="P3">Ihre Aufgabe ist, verschiedene Deutsche Wörter zu hören, die Sie identifizieren (d.h. auf ein Bild, das die passende Bedeutung darstellt, zu klicken) oder unterscheiden (d.h. festzustellen, ob zwei Wörter gleich oder unterschidlich sind) müssen. Das Bild‐,Ton- und Textmaterial ist nicht anstößig und repräsentiert, was Ihnen in Ihrem alltäglichen Leben begegnet. Sie haben die Möglichkeit, so viele Fragen zu stellen, wie Sie möchten. Sie haben das Recht, das Experiment zu jeder Zeit zu unterbrechen. Der Abbruch der Studie wird keine Nachteile für Sie mit sich bringen. Genauere Informationen zum Forschungszweck werden am Ende des Experimentes bereitgestellt.</text:p>
      <text:p text:style-name="P2"/>
      <text:p text:style-name="P2">Die Teilnahme an der Studie dient ausschließlich akademischen Zwecken. Das Ergebnis wird bei Konferenzen, Veröffentlichung in Zeitschriften und öffentliche Veranstaltungen präsentiert. Sie können über diese Veröffentlichungen informiert werden, wenn Sie es wünschen.</text:p>
      <text:p text:style-name="P2"/>
      <text:p text:style-name="P2">Jede/r Teilnehmende an der Studie <text:span text:style-name="T6">wird mit 4 GBP vergütet. </text:span>Die Studie dauert etwa 20 Minuten. Vor der Teilnahme werden Sie gebeten, einen <text:span text:style-name="T6">kurzen </text:span>Fragebogen auszufüllen.</text:p>
      <text:p text:style-name="P2"/>
      <text:p text:style-name="P2">Der Fragebogen beinhaltet nur persönliche Informationen, welche für die Forschungsziele benötigt werden. Die gesammelten Angaben werden digital gespeichert. Diese Information wird mittels Pseudonym und vertraulich auf einem Server der Universität Konstanz gespeichert. Ihr Name wird nicht in die Dateien aufgenommen. Er wird durch kryptographische Kennzahlen ersetzt. Alle Angaben werden geheim verarbeitet und vor Missbrauch geschützt. Falls Sie das Experiment abbrechen möchten, werden sämtliche Informationen unmittelbar vernichtet. </text:p>
      <text:p text:style-name="P3"/>
      <text:p text:style-name="P3">Bei weiteren Fragen zur Studie kontaktieren Sie bitte Dr. Fernanda Barrientos Contreras unter <text:a xlink:type="simple" xlink:href="mailto:fernanda.barrientos-contreras@uni-konstanz.de" text:style-name="Internet_20_link" text:visited-style-name="Visited_20_Internet_20_Link">fernanda.barrientos-contreras@uni-konstanz.de</text:a>.</text:p>
      <text:p text:style-name="P3"/>
      <text:p text:style-name="P3"/>
      <text:p text:style-name="P5">Information sheet</text:p>
      <text:p text:style-name="P4"/>
      <text:p text:style-name="P3"><text:span text:style-name="T6">You haven been invited to participate in the study </text:span>“<text:span text:style-name="T6">Perception of distinctive features in German as a Foreign Language</text:span>”, <text:span text:style-name="T6">conducted at the</text:span> LingLab <text:span text:style-name="T6">of the University of Konstanz</text:span>. <text:span text:style-name="T6">We would like to ask you to read through this information sheet and ask any potential questions you may have before agreeing to take part in the study.</text:span></text:p>
      <text:p text:style-name="P3"/>
      <text:p text:style-name="P8"><text:span text:style-name="T5">This study is being conducted by </text:span><text:span text:style-name="T2">Dr. Fernanda Barrientos Contreras. </text:span><text:span text:style-name="T3">The aim of the present study is to analyze the perception of German vowel by speakers of German as a Foreign Language (DaF), specifically the acquisition of new vowel sounds. Volunteers will be recruited via online recruitment platforms (Prolific.com) and social networks. </text:span></text:p>
      <text:p text:style-name="P7"/>
      <text:p text:style-name="P8"><text:span text:style-name="T3">The study consists of an online experiment with two parts, in which speakers of German as a Foreign Language have to identify and distinguish different words</text:span><text:span text:style-name="T1">. </text:span><text:span text:style-name="T5">The experiment poses no risks to humans. It is non-invasive and not unpleasant. It does not involve any form of deception and complies with national, international, and EU law.</text:span></text:p>
      <text:p text:style-name="P4"/>
      <text:p text:style-name="P4">Your task is to listen to various German words which you have to identify (i.e. click on a picture representing the appropriate meaning) or distinguish (i.e. determine whether two words are the same or different). The picture, sound and text material is not offensive and represents what you encounter in your everyday life. You have the opportunity to ask as many questions as you like. You have the right to interrupt the experiment at any time. There will be no disadvantages for you if you discontinue the study. More detailed information on the purpose of the research will be provided at the end of the experiment.</text:p>
      <text:p text:style-name="P4"/>
      <text:p text:style-name="P4">Participation in the study is for academic purposes only. The results will be presented at conferences, journal publications and public events. You can be informed about these publications if you wish.</text:p>
      <text:p text:style-name="P4"/>
      <text:p text:style-name="P4">Each participant in the study will be paid £4. The study will last approximately 20 minutes. Before taking part, you will be asked to complete a short questionnaire.</text:p>
      <text:p text:style-name="P3"/>
      <text:p text:style-name="P3">The questionnaire only contains personal information that is required for the research objectives.</text:p>
      <text:p text:style-name="P3"/>
      <text:p text:style-name="P3">The information collected is stored digitally. This information is stored confidentially on a server at the University of Konstanz using a pseudonym. Your name will not be included in the files. It will be replaced by cryptographic codes. All information will be processed confidentially and protected against misuse. If you wish to cancel the experiment, all information will be destroyed immediately. </text:p>
      <text:p text:style-name="P3"/>
      <text:p text:style-name="P3">If you have any further questions about the study, please contact Dr. Fernanda Barrientos Contreras at <text:a xlink:type="simple" xlink:href="mailto:fernanda.barrientos-contreras@uni-konstanz.de" text:style-name="Internet_20_link" text:visited-style-name="Visited_20_Internet_20_Link">fernanda.barrientos-contreras@uni-konstanz.de</text: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4:23:49.958596149</meta:creation-date>
    <dc:date>2024-09-16T15:55:38.001933023</dc:date>
    <meta:editing-duration>PT1H22M16S</meta:editing-duration>
    <meta:editing-cycles>4</meta:editing-cycles>
    <meta:generator>LibreOffice/7.5.9.2$Linux_X86_64 LibreOffice_project/50$Build-2</meta:generator>
    <meta:document-statistic meta:table-count="0" meta:image-count="0" meta:object-count="0" meta:page-count="2" meta:paragraph-count="19" meta:word-count="789" meta:character-count="5503" meta:non-whitespace-character-count="4729"/>
  </office:meta>
</office:document-meta>
</file>